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Padrão-subtitle">
      <style:graphic-properties draw:fill-color="#ffffff" fo:min-height="19.563cm"/>
    </style:style>
    <style:style style:name="pr2" style:family="presentation" style:parent-style-name="Padrão-notes">
      <style:graphic-properties draw:fill-color="#ffffff" draw:auto-grow-height="true" fo:min-height="13.364cm"/>
    </style:style>
    <style:style style:name="pr3" style:family="presentation" style:parent-style-name="Padrão-notes">
      <style:graphic-properties draw:fill-color="#ffffff" fo:min-height="13.364cm"/>
    </style:style>
    <style:style style:name="pr4" style:family="presentation" style:parent-style-name="Padrão-subtitle">
      <style:graphic-properties draw:fill-color="#ffffff" fo:min-height="19.363cm"/>
    </style:style>
    <style:style style:name="P1" style:family="paragraph">
      <loext:graphic-properties draw:fill-color="#ffffff"/>
      <style:text-properties fo:color="#ffffff" fo:font-size="80pt" style:font-size-asian="80pt" style:font-size-complex="80pt"/>
    </style:style>
    <style:style style:name="P2" style:family="paragraph">
      <loext:graphic-properties draw:fill-color="#ffffff"/>
    </style:style>
    <style:style style:name="P3" style:family="paragraph">
      <loext:graphic-properties draw:fill-color="#ffffff"/>
      <style:text-properties fo:font-size="32pt"/>
    </style:style>
    <style:style style:name="P4" style:family="paragraph">
      <loext:graphic-properties draw:fill-color="#ffffff"/>
      <style:text-properties fo:font-size="20pt"/>
    </style:style>
    <style:style style:name="T1" style:family="text">
      <style:text-properties fo:color="#ffffff" fo:font-size="96pt" style:font-size-asian="96pt" style:font-size-complex="96pt"/>
    </style:style>
    <style:style style:name="T2" style:family="text">
      <style:text-properties fo:color="#ffffff" fo:font-size="20pt" style:font-size-asian="20pt" style:font-size-complex="20pt"/>
    </style:style>
    <style:style style:name="T3" style:family="text">
      <style:text-properties fo:font-size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32">
        <office:forms form:automatic-focus="false" form:apply-design-mode="false"/>
        <draw:frame presentation:style-name="pr1" draw:text-style-name="P1" draw:layer="layout" svg:width="25.199cm" svg:height="19.563cm" svg:x="1.5cm" svg:y="0.837cm" presentation:class="subtitle" presentation:user-transformed="true">
          <draw:text-box>
            <text:p><text:span text:style-name="T1">Terceiro dia</text:span></text:p>
            <text:p><text:span text:style-name="T2">Marina de Oliveira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1T32">
        <office:forms form:automatic-focus="false" form:apply-design-mode="false"/>
        <draw:frame presentation:style-name="pr1" draw:text-style-name="P2" draw:layer="layout" svg:width="25.199cm" svg:height="19.563cm" svg:x="1.4cm" svg:y="0.837cm" presentation:class="subtitle" presentation:user-transformed="true">
          <draw:text-box>
            <text:p>Houve festa durante três dias no inferno</text:p>
            <text:p>A vida estava de luto</text:p>
            <text:p>Os sonhos ficaram desertos</text:p>
            <text:p>E a chave de acesso à eternidade</text:p>
            <text:p>Estava na profundidade</text:p>
            <text:p>Nas mãos do mentor da maldade</text:p>
            <text:p>Mas foi parte do plano de Jesus Cristo morrer</text:p>
            <text:p>Pra que o homem pudesse viver</text:p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1T32">
        <office:forms form:automatic-focus="false" form:apply-design-mode="false"/>
        <draw:frame presentation:style-name="pr4" draw:text-style-name="P2" draw:layer="layout" svg:width="25.199cm" svg:height="19.363cm" svg:x="1.4cm" svg:y="0.837cm" presentation:class="subtitle" presentation:user-transformed="true">
          <draw:text-box>
            <text:p>Pois ao terceiro dia o Salvador ressuscitou</text:p>
            <text:p>Pra honra e glória do Senhor</text:p>
            <text:p>E a festa no inferno terminou</text:p>
            <text:p>Pois ao terceiro dia o Salvador ressuscitou</text:p>
            <text:p>Pra honra e glória do Senhor</text:p>
            <text:p>Pra suas mãos a chave retornou</text:p>
            <text:p>E a vida se eternizou </text:p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1T32">
        <office:forms form:automatic-focus="false" form:apply-design-mode="false"/>
        <draw:frame presentation:style-name="pr1" draw:text-style-name="P3" draw:layer="layout" svg:width="25.199cm" svg:height="19.563cm" svg:x="1.4cm" svg:y="0.837cm" presentation:class="subtitle" presentation:user-transformed="true">
          <draw:text-box>
            <text:p><text:span text:style-name="T3">Houve festa durante três dias no inferno</text:span></text:p>
            <text:p><text:span text:style-name="T3">A vida estava de luto</text:span></text:p>
            <text:p><text:span text:style-name="T3">Os sonhos ficaram desertos</text:span></text:p>
            <text:p><text:span text:style-name="T3">E a chave de acesso à eternidade</text:span></text:p>
            <text:p><text:span text:style-name="T3">Estava na profundidade</text:span></text:p>
            <text:p><text:span text:style-name="T3">Nas mãos do mentor da maldade</text:span></text:p>
            <text:p><text:span text:style-name="T3">Mas foi parte do plano de Jesus Cristo morrer</text:span></text:p>
            <text:p><text:span text:style-name="T3">Pra que o homem pudesse viver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1T32">
        <office:forms form:automatic-focus="false" form:apply-design-mode="false"/>
        <draw:frame presentation:style-name="pr4" draw:text-style-name="P3" draw:layer="layout" svg:width="25.199cm" svg:height="19.363cm" svg:x="1.4cm" svg:y="0.837cm" presentation:class="subtitle" presentation:user-transformed="true">
          <draw:text-box>
            <text:p><text:span text:style-name="T3">Pois ao terceiro dia o Salvador ressuscitou</text:span></text:p>
            <text:p><text:span text:style-name="T3">Pra honra e glória do Senhor</text:span></text:p>
            <text:p><text:span text:style-name="T3">E a festa no inferno terminou</text:span></text:p>
            <text:p><text:span text:style-name="T3">Pois ao terceiro dia o Salvador ressuscitou</text:span></text:p>
            <text:p><text:span text:style-name="T3">Pra honra e glória do Senhor</text:span></text:p>
            <text:p><text:span text:style-name="T3">Pra suas mãos a chave retornou</text:span></text:p>
            <text:p><text:span text:style-name="T3">E a vida se eternizou 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Padrão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Padrão-title" draw:layer="backgroundobjects" svg:width="14.848cm" svg:height="11.135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onvidado </meta:initial-creator>
    <meta:creation-date>2016-02-28T15:43:12.359980236</meta:creation-date>
    <dc:date>2017-02-12T14:06:09.567060637</dc:date>
    <meta:editing-duration>PT8M33S</meta:editing-duration>
    <meta:editing-cycles>2</meta:editing-cycles>
    <meta:generator>LibreOffice/5.2.5.1$Linux_X86_64 LibreOffice_project/20m0$Build-1</meta:generator>
    <meta:document-statistic meta:object-count="36"/>
  </office:meta>
</office:document-meta>
</file>